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f7623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3.948cm"/>
    </style:style>
    <style:style style:name="gr3" style:family="graphic" style:parent-style-name="standard">
      <style:graphic-properties draw:marker-start="Arrow" draw:fill="solid" draw:fill-color="#ef7623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color="#008000" draw:marker-start="Arrow" draw:marker-start-width="0.305cm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8000" draw:marker-start="Arrow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8000" draw:marker-start="Arrow" draw:marker-start-width="0.305cm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start="Arrow" draw:marker-start-width="0.3cm" draw:marker-end-width="0.3cm" draw:fill="none" draw:textarea-vertical-align="middle"/>
    </style:style>
    <style:style style:name="gr9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4.448cm"/>
    </style:style>
    <style:style style:name="gr15" style:family="graphic" style:parent-style-name="standard">
      <style:graphic-properties draw:fill-color="#83caff" draw:textarea-horizontal-align="justify" draw:textarea-vertical-align="middle" draw:auto-grow-height="false" fo:min-height="0.053cm" fo:min-width="0cm"/>
    </style:style>
    <style:style style:name="gr16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fill="solid" draw:fill-color="#c0c0c0" draw:textarea-horizontal-align="justify" draw:textarea-vertical-align="middle" draw:auto-grow-height="false" fo:min-height="0.65cm" fo:min-width="1.504cm"/>
    </style:style>
    <style:style style:name="gr19" style:family="graphic" style:parent-style-name="standard">
      <style:graphic-properties svg:stroke-color="#ff0000" draw:textarea-horizontal-align="justify" draw:textarea-vertical-align="top" draw:auto-grow-height="false" fo:min-height="3.78cm" fo:min-width="5.08cm"/>
    </style:style>
    <style:style style:name="gr20" style:family="graphic" style:parent-style-name="standard">
      <style:graphic-properties draw:fill-color="#83caff" draw:textarea-horizontal-align="justify" draw:textarea-vertical-align="middle" draw:auto-grow-height="false" fo:min-height="0.178cm" fo:min-width="0cm"/>
    </style:style>
    <style:style style:name="gr21" style:family="graphic" style:parent-style-name="standard">
      <style:graphic-properties draw:stroke="none" svg:stroke-color="#000000" draw:fill="none" draw:fill-color="#ffffff" draw:textarea-vertical-align="middle" draw:auto-grow-width="true" fo:min-height="0.442cm" fo:min-width="0.51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523cm"/>
    </style:style>
    <style:style style:name="gr23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4.376cm"/>
    </style:style>
    <style:style style:name="gr24" style:family="graphic" style:parent-style-name="standard">
      <style:graphic-properties svg:stroke-color="#000000" draw:marker-end="Arrow" draw:textarea-vertical-align="middle"/>
    </style:style>
    <style:style style:name="gr25" style:family="graphic" style:parent-style-name="standard">
      <style:graphic-properties draw:fill="solid" draw:fill-color="#ef7623" draw:textarea-horizontal-align="justify" draw:textarea-vertical-align="middle" draw:auto-grow-height="false" fo:min-height="0.896cm" fo:min-width="3.9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798cm"/>
    </style:style>
    <style:style style:name="gr27" style:family="graphic" style:parent-style-name="standard">
      <style:graphic-properties draw:stroke="none" draw:fill="none" fo:min-height="0.44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6pt" style:font-size-asian="16pt" style:font-size-complex="16pt"/>
    </style:style>
    <style:style style:name="P6" style:family="paragraph">
      <style:text-properties fo:color="#6b4794" fo:font-size="11pt" style:font-size-asian="11pt" style:font-size-complex="11pt"/>
    </style:style>
    <style:style style:name="P7" style:family="paragraph">
      <style:text-properties fo:color="#800000" fo:font-size="11pt" style:font-size-asian="11pt" style:font-size-complex="11pt"/>
    </style:style>
    <style:style style:name="P8" style:family="paragraph">
      <style:text-properties fo:color="#b80047" fo:font-size="11pt" style:font-size-asian="11pt" style:font-size-complex="11pt"/>
    </style:style>
    <style:style style:name="P9" style:family="paragraph">
      <style:paragraph-properties fo:text-align="start"/>
      <style:text-properties fo:font-size="11pt" style:font-size-asian="11pt" style:font-size-complex="11pt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size="16pt" style:font-size-asian="16pt" style:font-size-complex="16pt"/>
    </style:style>
    <style:style style:name="T4" style:family="text">
      <style:text-properties fo:color="#000000" fo:font-size="16pt" style:font-size-asian="16pt" style:font-size-complex="16pt"/>
    </style:style>
    <style:style style:name="T5" style:family="text">
      <style:text-properties fo:color="#008000" fo:font-size="16pt" style:font-size-asian="16pt" style:font-size-complex="16pt"/>
    </style:style>
    <style:style style:name="T6" style:family="text">
      <style:text-properties fo:color="#000000" fo:font-size="14pt" style:font-size-asian="14pt" style:font-size-complex="14pt"/>
    </style:style>
    <style:style style:name="T7" style:family="text">
      <style:text-properties fo:color="#6b4794" fo:font-size="14pt" style:font-size-asian="16pt" style:font-size-complex="16pt"/>
    </style:style>
    <style:style style:name="T8" style:family="text">
      <style:text-properties fo:color="#000000" fo:font-size="14pt" style:font-size-asian="16pt" style:font-size-complex="16pt"/>
    </style:style>
    <style:style style:name="T9" style:family="text">
      <style:text-properties fo:color="#800000" fo:font-size="14pt" style:font-size-asian="16pt" style:font-size-complex="16pt"/>
    </style:style>
    <style:style style:name="T10" style:family="text">
      <style:text-properties fo:color="#6b4794" fo:font-size="11pt" style:font-size-asian="11pt" style:font-size-complex="11pt"/>
    </style:style>
    <style:style style:name="T11" style:family="text">
      <style:text-properties fo:color="#800000" fo:font-size="11pt" style:font-size-asian="11pt" style:font-size-complex="11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color="#b80047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9" draw:id="id9" draw:layer="layout" svg:width="4.572cm" svg:height="1.27cm" svg:x="23.599cm" svg:y="8.899cm">
          <draw:glue-point draw:id="4" svg:x="2.375cm" svg:y="5cm"/>
          <draw:glue-point draw:id="5" svg:x="-3.25cm" svg:y="5.015cm"/>
          <text:p text:style-name="P1"><text:span text:style-name="T1">xivo-sysconf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4" draw:id="id14" draw:layer="layout" svg:width="4.799cm" svg:height="1.27cm" svg:x="17.7cm" svg:y="3.699cm">
          <text:p text:style-name="P1"><text:span text:style-name="T1">xivo-confg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4.572cm" svg:height="1.27cm" svg:x="24.7cm" svg:y="15.63cm">
          <draw:glue-point draw:id="4" svg:x="2.386cm" svg:y="4.842cm"/>
          <draw:glue-point draw:id="5" svg:x="3.676cm" svg:y="5.015cm"/>
          <text:p text:style-name="P1"><text:span text:style-name="T1">web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38.63099921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4.572cm" svg:height="1.27cm" svg:x="8.929cm" svg:y="13.248cm">
          <draw:glue-point draw:id="4" svg:x="-3.311cm" svg:y="5cm"/>
          <text:p text:style-name="P1"><text:span text:style-name="T1">xivo-prov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4.572cm" svg:height="1.27cm" svg:x="6.999cm" svg:y="9.847cm">
          <draw:glue-point draw:id="4" svg:x="2.356cm" svg:y="5cm"/>
          <draw:glue-point draw:id="5" svg:x="-2.549cm" svg:y="5cm"/>
          <draw:glue-point draw:id="6" svg:x="-4.997cm" svg:y="2.503cm"/>
          <draw:glue-point draw:id="7" svg:x="-4.997cm" svg:y="-3.007cm"/>
          <draw:glue-point draw:id="8" svg:x="3.532cm" svg:y="5.015cm"/>
          <draw:glue-point draw:id="9" svg:x="-3.685cm" svg:y="5.015cm"/>
          <draw:glue-point draw:id="10" svg:x="-4.997cm" svg:y="-1.433cm"/>
          <draw:glue-point draw:id="11" svg:x="-5.002cm" svg:y="1.48cm"/>
          <draw:glue-point draw:id="12" svg:x="-1.082cm" svg:y="4.929cm"/>
          <draw:glue-point draw:id="13" svg:x="1.069cm" svg:y="5.015cm"/>
          <text:p text:style-name="P1"><text:span text:style-name="T1">xivo-ct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4.572cm" svg:height="1.27cm" svg:x="6.999cm" svg:y="6.401cm">
          <draw:glue-point draw:id="4" svg:x="-2.375cm" svg:y="-5.007cm"/>
          <text:p text:style-name="P1"><text:span text:style-name="T1">xivo-ag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4.572cm" svg:height="1.27cm" svg:x="7.027cm" svg:y="8.077cm">
          <text:p text:style-name="P1"><text:span text:style-name="T1">xivo-am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4.572cm" svg:height="1.27cm" svg:x="12.727cm" svg:y="3.729cm">
          <draw:glue-point draw:id="4" svg:x="-2.434cm" svg:y="-5.007cm"/>
          <text:p text:style-name="P1"><text:span text:style-name="T1">xivo-ag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4.872cm" svg:height="1.27cm" svg:x="1.3cm" svg:y="8.029cm">
          <text:p text:style-name="P1"><text:span text:style-name="T1">xivo-call-lo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s" svg:x1="13.169cm" svg:y1="10.477cm" svg:x2="11.571cm" svg:y2="10.482cm" draw:start-shape="id1" draw:start-glue-point="9" draw:end-shape="id2" draw:end-glue-point="1" svg:d="M13169 10477h-501l-595 5h-502" svg:viewBox="0 0 1599 6">
          <text:p/>
        </draw:connector>
        <draw:connector draw:style-name="gr5" draw:text-style-name="P1" draw:layer="layout" draw:type="lines" svg:x1="13.169cm" svg:y1="8.705cm" svg:x2="11.599cm" svg:y2="8.712cm" draw:start-shape="id1" draw:start-glue-point="10" draw:end-shape="id3" draw:end-glue-point="1" svg:d="M13169 8705h-501l-567 7h-502" svg:viewBox="0 0 1571 8">
          <text:p/>
        </draw:connector>
        <draw:connector draw:style-name="gr6" draw:text-style-name="P1" draw:layer="layout" draw:type="lines" svg:x1="13.169cm" svg:y1="7.029cm" svg:x2="11.571cm" svg:y2="7.036cm" draw:start-shape="id1" draw:start-glue-point="5" draw:end-shape="id4" draw:end-glue-point="1" svg:d="M13169 7029h-501l-595 7h-502" svg:viewBox="0 0 1599 8">
          <text:p/>
        </draw:connector>
        <draw:connector draw:style-name="gr6" draw:text-style-name="P1" draw:layer="layout" draw:type="lines" draw:line-skew="0cm 0.123cm" svg:x1="14.127cm" svg:y1="12.845cm" svg:x2="13.501cm" svg:y2="13.883cm" draw:start-shape="id5" draw:start-glue-point="4" draw:end-shape="id6" draw:end-glue-point="1" svg:d="M14127 12845v501l-1 537h-625" svg:viewBox="0 0 627 1039">
          <text:p/>
        </draw:connector>
        <draw:connector draw:style-name="gr7" draw:text-style-name="P1" draw:layer="layout" svg:x1="7.027cm" svg:y1="8.712cm" svg:x2="6.172cm" svg:y2="8.664cm" draw:start-shape="id3" draw:start-glue-point="3" draw:end-shape="id7" draw:end-glue-point="1" svg:d="M7027 8712h-427v-48h-428" svg:viewBox="0 0 856 49">
          <text:p/>
        </draw:connector>
        <draw:connector draw:style-name="gr8" draw:text-style-name="P1" draw:layer="layout" draw:type="lines" draw:line-skew="0.002cm" svg:x1="6.999cm" svg:y1="7.036cm" svg:x2="7.001cm" svg:y2="10.101cm" draw:start-shape="id4" draw:start-glue-point="3" draw:end-shape="id2" draw:end-glue-point="7" svg:d="M6999 7036h-499l-2 3065h503" svg:viewBox="0 0 504 3066">
          <text:p/>
        </draw:connector>
        <draw:connector draw:style-name="gr9" draw:text-style-name="P1" draw:layer="layout" svg:x1="10.362cm" svg:y1="11.117cm" svg:x2="8.791cm" svg:y2="11.107cm" draw:start-shape="id2" draw:start-glue-point="4" draw:end-shape="id2" draw:end-glue-point="12" svg:d="M10362 11117v502h-1571v-512" svg:viewBox="0 0 1572 513">
          <text:p/>
        </draw:connector>
        <draw:connector draw:style-name="gr10" draw:text-style-name="P1" draw:layer="layout" svg:x1="15.528cm" svg:y1="16.265cm" svg:x2="11.215cm" svg:y2="14.518cm" draw:start-shape="id8" draw:start-glue-point="3" draw:end-shape="id6" draw:end-glue-point="2" svg:d="M15528 16265h-4313v-1747" svg:viewBox="0 0 4314 1748">
          <text:p/>
        </draw:connector>
        <draw:connector draw:style-name="gr10" draw:text-style-name="P1" draw:layer="layout" draw:line-skew="2.5cm" svg:x1="17.814cm" svg:y1="15.63cm" svg:x2="25.885cm" svg:y2="10.169cm" draw:start-shape="id8" draw:start-glue-point="0" draw:end-shape="id9" draw:end-glue-point="2" svg:d="M17814 15630v-230h8071v-5231" svg:viewBox="0 0 8072 5462">
          <text:p/>
        </draw:connector>
        <draw:connector draw:style-name="gr10" draw:text-style-name="P1" draw:layer="layout" draw:line-skew="0.098cm" svg:x1="26.986cm" svg:y1="16.9cm" svg:x2="9.702cm" svg:y2="14.518cm" draw:start-shape="id10" draw:start-glue-point="2" draw:end-shape="id6" draw:end-glue-point="4" svg:d="M26986 16900v600h-17284v-2982" svg:viewBox="0 0 17285 2983">
          <text:p/>
        </draw:connector>
        <draw:connector draw:style-name="gr10" draw:text-style-name="P1" draw:layer="layout" svg:x1="17.8cm" svg:y1="18.029cm" svg:x2="17.814cm" svg:y2="16.9cm" draw:start-shape="id11" draw:start-glue-point="0" draw:end-shape="id8" draw:end-glue-point="2" svg:d="M17800 18029v-564h14v-565" svg:viewBox="0 0 15 1130">
          <text:p/>
        </draw:connector>
        <draw:connector draw:style-name="gr10" draw:text-style-name="P1" draw:layer="layout" svg:x1="24.7cm" svg:y1="16.265cm" svg:x2="20.1cm" svg:y2="16.265cm" draw:start-shape="id10" draw:start-glue-point="3" draw:end-shape="id8" draw:end-glue-point="1" svg:d="M24700 16265h-4600" svg:viewBox="0 0 4601 1">
          <text:p/>
        </draw:connector>
        <draw:connector draw:style-name="gr10" draw:text-style-name="P1" draw:layer="layout" draw:line-skew="0cm 2.398cm" svg:x1="15.013cm" svg:y1="3.729cm" svg:x2="20.099cm" svg:y2="15.901cm" draw:start-shape="id12" draw:start-glue-point="0" draw:end-shape="id13" draw:end-glue-point="4" svg:d="M15013 3729v-501h7987v12673h-2901" svg:viewBox="0 0 7988 12674">
          <text:p/>
        </draw:connector>
        <draw:connector draw:style-name="gr11" draw:text-style-name="P1" draw:layer="layout" svg:x1="20.099cm" svg:y1="4.969cm" svg:x2="18.698cm" svg:y2="6.24cm" draw:start-shape="id14" draw:start-glue-point="2" draw:end-shape="id1" draw:end-glue-point="16" svg:d="M20099 4969v636h-1401v635" svg:viewBox="0 0 1402 1272">
          <text:p/>
        </draw:connector>
        <draw:connector draw:style-name="gr5" draw:text-style-name="P1" draw:layer="layout" svg:x1="16.2cm" svg:y1="6.24cm" svg:x2="15.013cm" svg:y2="4.999cm" draw:start-shape="id1" draw:start-glue-point="15" draw:end-shape="id12" svg:d="M16200 6240v-620h-1187v-621" svg:viewBox="0 0 1188 1242">
          <text:p/>
        </draw:connector>
        <draw:connector draw:style-name="gr12" draw:text-style-name="P1" draw:layer="layout" svg:x1="12.727cm" svg:y1="4.364cm" svg:x2="9.285cm" svg:y2="6.401cm" draw:start-shape="id12" draw:start-glue-point="3" draw:end-shape="id4" draw:end-glue-point="0" svg:d="M12727 4364h-3442v2037" svg:viewBox="0 0 3443 2038">
          <text:p/>
        </draw:connector>
        <draw:connector draw:style-name="gr9" draw:text-style-name="P1" draw:layer="layout" draw:line-skew="-3.3cm" svg:x1="25.885cm" svg:y1="8.899cm" svg:x2="8.2cm" svg:y2="6.401cm" draw:start-shape="id9" draw:start-glue-point="0" draw:end-shape="id4" draw:end-glue-point="4" svg:d="M25885 8899v-6299h-17685v3801" svg:viewBox="0 0 17686 6300">
          <text:p/>
        </draw:connector>
        <draw:connector draw:style-name="gr11" draw:text-style-name="P1" draw:layer="layout" draw:type="lines" svg:x1="23.599cm" svg:y1="9.534cm" svg:x2="22.148cm" svg:y2="9.542cm" draw:start-shape="id9" draw:start-glue-point="3" draw:end-shape="id1" draw:end-glue-point="1" svg:d="M23599 9534h-501l-449 8h-501" svg:viewBox="0 0 1452 9">
          <text:p/>
        </draw:connector>
        <draw:connector draw:style-name="gr10" draw:text-style-name="P1" draw:layer="layout" svg:x1="26.986cm" svg:y1="15.63cm" svg:x2="26.97cm" svg:y2="10.169cm" draw:start-shape="id10" draw:start-glue-point="0" draw:end-shape="id9" draw:end-glue-point="4" svg:d="M26986 15630v-2730h-16v-2731" svg:viewBox="0 0 17 5462">
          <text:p/>
        </draw:connector>
        <draw:connector draw:style-name="gr11" draw:text-style-name="P1" draw:layer="layout" draw:line-skew="5.655cm" svg:x1="24.4cm" svg:y1="10.169cm" svg:x2="7.601cm" svg:y2="11.117cm" draw:start-shape="id9" draw:start-glue-point="5" draw:end-shape="id2" draw:end-glue-point="9" svg:d="M24400 10169v7105h-16799v-6157" svg:viewBox="0 0 16800 7106">
          <text:p/>
        </draw:connector>
        <draw:connector draw:style-name="gr10" draw:text-style-name="P1" draw:layer="layout" draw:line-skew="-0.798cm" svg:x1="6.999cm" svg:y1="10.482cm" svg:x2="15.5cm" svg:y2="18.664cm" draw:start-shape="id2" draw:start-glue-point="3" draw:end-shape="id11" draw:end-glue-point="3" svg:d="M6999 10482h-1299v8182h9800" svg:viewBox="0 0 9801 8183">
          <text:p/>
        </draw:connector>
        <draw:connector draw:style-name="gr10" draw:text-style-name="P1" draw:layer="layout" draw:line-skew="0.363cm" svg:x1="10.899cm" svg:y1="11.117cm" svg:x2="8.12cm" svg:y2="11.117cm" draw:start-shape="id2" draw:start-glue-point="8" draw:end-shape="id2" draw:end-glue-point="5" svg:d="M10899 11117v865h-2779v-865" svg:viewBox="0 0 2780 866">
          <text:p/>
        </draw:connector>
        <draw:custom-shape draw:style-name="gr13" draw:text-style-name="P1" draw:layer="layout" svg:width="0.3cm" svg:height="0.4cm" svg:x="28.7cm" svg:y="16.2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0.3cm" svg:height="0.4cm" svg:x="11.1cm" svg:y="10.6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0.3cm" svg:height="0.4cm" svg:x="5.7cm" svg:y="8.8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0.3cm" svg:height="0.4cm" svg:x="22cm" svg:y="4.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0.3cm" svg:height="0.4cm" svg:x="11.1cm" svg:y="7.2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2" draw:layer="layout" svg:width="5.072cm" svg:height="1.27cm" svg:x="6.428cm" svg:y="20.03cm">
          <draw:glue-point draw:id="4" svg:x="-3.311cm" svg:y="5cm"/>
          <text:p text:style-name="P1"><text:span text:style-name="T1">xivo-st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072cm" svg:height="1.27cm" svg:x="6.428cm" svg:y="21.53cm">
          <draw:glue-point draw:id="4" svg:x="-3.311cm" svg:y="5cm"/>
          <text:p text:style-name="P1"><text:span text:style-name="T1">xivo-purge-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0.3cm" svg:height="0.4cm" svg:x="10.998cm" svg:y="22.32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1" draw:layer="layout" svg:width="0.3cm" svg:height="0.4cm" svg:x="10.998cm" svg:y="20.72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0.3cm" svg:height="0.4cm" svg:x="16.8cm" svg:y="4.5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 xml:id="id5" draw:id="id5">
          <draw:glue-point draw:id="4" svg:x="-3.933cm" svg:y="5.002cm"/>
          <draw:g xml:id="id1" draw:id="id1">
            <draw:glue-point draw:id="4" svg:x="-4.299cm" svg:y="5.001cm"/>
            <draw:glue-point draw:id="5" svg:x="-5cm" svg:y="-3.805cm"/>
            <draw:glue-point draw:id="6" svg:x="-2.593cm" svg:y="-4.85cm"/>
            <draw:glue-point draw:id="7" svg:x="1.287cm" svg:y="-5cm"/>
            <draw:glue-point draw:id="8" svg:x="-2.149cm" svg:y="-4.85cm"/>
            <draw:glue-point draw:id="9" svg:x="-5cm" svg:y="1.417cm"/>
            <draw:glue-point draw:id="10" svg:x="-5cm" svg:y="-1.268cm"/>
            <draw:glue-point draw:id="11" svg:x="0cm" svg:y="-2.549cm" draw:align="left" draw:escape-direction="left"/>
            <draw:glue-point draw:id="12" svg:x="-5cm" svg:y="4.104cm"/>
            <draw:glue-point draw:id="13" svg:x="-5cm" svg:y="0.97cm"/>
            <draw:glue-point draw:id="14" svg:x="-5cm" svg:y="4.253cm"/>
            <draw:glue-point draw:id="15" svg:x="-1.624cm" svg:y="-5.001cm"/>
            <draw:glue-point draw:id="16" svg:x="1.159cm" svg:y="-5.001cm"/>
            <draw:custom-shape draw:style-name="gr16" draw:text-style-name="P3" draw:layer="layout" svg:width="8.978cm" svg:height="6.6cm" svg:x="13.17cm" svg:y="6.24cm">
              <text:p text:style-name="P1"><text:span text:style-name="T2">ASTERIS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" draw:layer="layout" svg:width="1.97cm" svg:height="6.545cm" svg:x="13.169cm" svg:y="6.263cm">
              <text:p text:style-name="P1">AMI</text:p>
              <text:p text:style-name="P1">AJAM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1" draw:layer="layout" svg:width="1.93cm" svg:height="6.551cm" svg:x="20.217cm" svg:y="6.263cm">
              <text:p text:style-name="P1">CLI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1" draw:layer="layout" svg:width="2.8cm" svg:height="1cm" svg:x="17.299cm" svg:y="6.244cm">
              <text:p text:style-name="P1">CONFIG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1" draw:layer="layout" svg:width="4.9cm" svg:height="1.845cm" svg:x="15.2cm" svg:y="11cm">
              <text:p text:style-name="P1">ARI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" draw:text-style-name="P1" draw:layer="layout" svg:width="2.1cm" svg:height="0.996cm" svg:x="15.169cm" svg:y="6.25cm">
              <text:p text:style-name="P1">AGI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13" draw:text-style-name="P1" draw:layer="layout" svg:width="0.3cm" svg:height="0.4cm" svg:x="19.3cm" svg:y="10cm">
            <text:p/>
            <draw:enhanced-geometry svg:viewBox="0 0 88 21600" draw:glue-points="44 ?f6 44 0 0 10800 44 21600 88 10800" draw:text-areas="0 ?f6 88 ?f3" draw:type="can" draw:modifiers="3608.9775561097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9" draw:text-style-name="P5" draw:layer="layout" svg:width="5.58cm" svg:height="4.03cm" svg:x="25.1cm" svg:y="19.1cm">
            <text:p text:style-name="P4"><text:span text:style-name="T3">BUS</text:span></text:p>
            <text:p text:style-name="P4"><text:span text:style-name="T4">HTTP(S)</text:span></text:p>
            <text:p text:style-name="P4"><text:span text:style-name="T5">OTHERS</text:span></text:p>
            <text:p text:style-name="P4"><text:span text:style-name="T4"><text:s text:c="5"/></text:span><text:span text:style-name="T6">Uses DB</text:span></text:p>
            <text:p text:style-name="P4"><text:span text:style-name="T7">KV</text:span><text:span text:style-name="T4"> </text:span><text:span text:style-name="T8">Uses key-value DB</text:span></text:p>
            <text:p text:style-name="P4"><text:span text:style-name="T9">XA</text:span><text:span text:style-name="T8"> Uses xivo-auth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20" draw:text-style-name="P1" draw:layer="layout" svg:width="0.408cm" svg:height="0.567cm" svg:x="25.4cm" svg:y="21.202cm">
            <text:p/>
            <draw:enhanced-geometry svg:viewBox="0 0 88 21600" draw:mirror-horizontal="false" draw:mirror-vertical="false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15" draw:text-style-name="P1" draw:layer="layout" svg:width="0.3cm" svg:height="0.4cm" svg:x="5.769cm" svg:y="22.237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1" draw:text-style-name="P6" draw:layer="layout" svg:width="1.018cm" svg:height="0.692cm" svg:x="5.282cm" svg:y="21.6cm">
          <draw:text-box>
            <text:p><text:span text:style-name="T10">KV</text:span></text:p>
          </draw:text-box>
        </draw:frame>
        <draw:connector draw:style-name="gr10" draw:text-style-name="P1" draw:layer="layout" svg:x1="17.8cm" svg:y1="20.23cm" svg:x2="17.8cm" svg:y2="19.299cm" draw:start-shape="id15" draw:start-glue-point="0" draw:end-shape="id11" draw:end-glue-point="2" svg:d="M17800 20230v-931" svg:viewBox="0 0 1 932">
          <text:p/>
        </draw:connector>
        <draw:g>
          <draw:glue-point draw:id="4" svg:x="5.004cm" svg:y="-2.455cm"/>
          <draw:custom-shape draw:style-name="gr1" draw:text-style-name="P2" xml:id="id11" draw:id="id11" draw:layer="layout" svg:width="4.6cm" svg:height="1.27cm" svg:x="15.5cm" svg:y="18.029cm">
            <text:p text:style-name="P1"><text:span text:style-name="T1">xivo-dir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7" draw:layer="layout" svg:width="1.023cm" svg:height="0.692cm" svg:x="15.4cm" svg:y="18cm">
            <draw:text-box>
              <text:p><text:span text:style-name="T11">XA</text:span></text:p>
            </draw:text-box>
          </draw:frame>
        </draw:g>
        <draw:g>
          <draw:custom-shape draw:style-name="gr23" draw:text-style-name="P2" xml:id="id15" draw:id="id15" draw:layer="layout" svg:width="5cm" svg:height="1.27cm" svg:x="15.3cm" svg:y="20.23cm">
            <text:p text:style-name="P1"><text:span text:style-name="T1">xivo-dird-phon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7" draw:layer="layout" svg:width="1.023cm" svg:height="0.692cm" svg:x="15.219cm" svg:y="20.165cm">
            <draw:text-box>
              <text:p><text:span text:style-name="T11">XA</text:span></text:p>
            </draw:text-box>
          </draw:frame>
        </draw:g>
        <draw:frame draw:style-name="gr22" draw:text-style-name="P7" draw:layer="layout" svg:width="1.023cm" svg:height="0.692cm" svg:x="6.884cm" svg:y="9.806cm">
          <draw:text-box>
            <text:p><text:span text:style-name="T11">XA</text:span></text:p>
          </draw:text-box>
        </draw:frame>
        <draw:g xml:id="id13" draw:id="id13">
          <draw:glue-point draw:id="4" svg:x="5.001cm" svg:y="-2.407cm"/>
          <draw:glue-point draw:id="5" svg:x="-4.962cm" svg:y="-1.948cm"/>
          <draw:glue-point draw:id="6" svg:x="-4.592cm" svg:y="2.592cm"/>
          <draw:custom-shape draw:style-name="gr2" draw:text-style-name="P2" xml:id="id8" draw:id="id8" draw:layer="layout" svg:width="4.572cm" svg:height="1.27cm" svg:x="15.528cm" svg:y="15.63cm">
            <draw:glue-point draw:id="4" svg:x="5cm" svg:y="-2.874cm"/>
            <text:p text:style-name="P1"><text:span text:style-name="T1">xivo-conf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cm" svg:height="0.4cm" svg:x="19.601cm" svg:y="16.401cm">
            <text:p/>
  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2" draw:text-style-name="P7" draw:layer="layout" svg:width="1.023cm" svg:height="0.692cm" svg:x="15.377cm" svg:y="15.55cm">
            <draw:text-box>
              <text:p><text:span text:style-name="T11">XA</text:span></text:p>
            </draw:text-box>
          </draw:frame>
        </draw:g>
        <draw:frame draw:style-name="gr22" draw:text-style-name="P7" draw:layer="layout" svg:width="1.023cm" svg:height="0.692cm" svg:x="12.579cm" svg:y="3.681cm">
          <draw:text-box>
            <text:p><text:span text:style-name="T11">XA</text:span></text:p>
          </draw:text-box>
        </draw:frame>
        <draw:frame draw:style-name="gr22" draw:text-style-name="P7" draw:layer="layout" svg:width="1.023cm" svg:height="0.692cm" svg:x="6.958cm" svg:y="7.952cm">
          <draw:text-box>
            <text:p><text:span text:style-name="T11">XA</text:span></text:p>
          </draw:text-box>
        </draw:frame>
        <draw:connector draw:style-name="gr10" draw:text-style-name="P1" draw:layer="layout" draw:line-skew="-0.428cm 9.998cm" svg:x1="13.901cm" svg:y1="3.729cm" svg:x2="20.1cm" svg:y2="18.664cm" draw:start-shape="id12" draw:start-glue-point="4" draw:end-shape="id11" draw:end-glue-point="1" svg:d="M13901 3729v-929h16699v15864h-10500" svg:viewBox="0 0 16700 15865">
          <text:p/>
        </draw:connector>
        <draw:frame draw:style-name="gr22" draw:text-style-name="P7" draw:layer="layout" svg:width="1.023cm" svg:height="0.692cm" svg:x="6.9cm" svg:y="6.308cm">
          <draw:text-box>
            <text:p><text:span text:style-name="T11">XA</text:span></text:p>
          </draw:text-box>
        </draw:frame>
        <draw:g xml:id="id16" draw:id="id16">
          <draw:custom-shape draw:style-name="gr1" draw:text-style-name="P2" draw:layer="layout" svg:width="4.572cm" svg:height="1.27cm" svg:x="15.451cm" svg:y="13.58cm">
            <text:p text:style-name="P1"><text:span text:style-name="T1">xivo-ctid-ng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7" draw:layer="layout" svg:width="1.023cm" svg:height="0.692cm" svg:x="15.3cm" svg:y="13.5cm">
            <draw:text-box>
              <text:p><text:span text:style-name="T11">XA</text:span></text:p>
            </draw:text-box>
          </draw:frame>
        </draw:g>
        <draw:connector draw:style-name="gr24" draw:text-style-name="P1" draw:layer="layout" svg:x1="17.661cm" svg:y1="13.5cm" svg:x2="17.658cm" svg:y2="12.845cm" draw:start-shape="id16" draw:start-glue-point="0" draw:end-shape="id5" draw:end-glue-point="2" svg:d="M17661 13500v-327h-3v-328" svg:viewBox="0 0 4 656">
          <text:p/>
        </draw:connector>
        <draw:custom-shape draw:style-name="gr25" draw:text-style-name="P2" draw:layer="layout" svg:width="4.6cm" svg:height="1.27cm" svg:x="1.6cm" svg:y="21.501cm">
          <text:p text:style-name="P1"><text:span text:style-name="T1">xivo-au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5" draw:text-style-name="P2" draw:layer="layout" svg:width="4.6cm" svg:height="1.27cm" svg:x="1.6cm" svg:y="20.03cm">
            <text:p text:style-name="P1"><text:span text:style-name="T1">xivo-</text:span><text:span text:style-name="T12">websocket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7" draw:layer="layout" svg:width="1.023cm" svg:height="0.692cm" svg:x="1.485cm" svg:y="19.963cm">
            <draw:text-box>
              <text:p><text:span text:style-name="T11">XA</text:span></text:p>
            </draw:text-box>
          </draw:frame>
          <draw:frame draw:style-name="gr26" draw:text-style-name="P8" draw:layer="layout" svg:width="1.298cm" svg:height="0.692cm" svg:x="5.041cm" svg:y="19.938cm">
            <draw:text-box>
              <text:p><text:span text:style-name="T13">BUS</text:span></text:p>
            </draw:text-box>
          </draw:frame>
        </draw:g>
        <draw:connector draw:style-name="gr9" draw:text-style-name="P1" draw:layer="layout" draw:line-skew="0.419cm -0.331cm" svg:x1="28.076cm" svg:y1="16.879cm" svg:x2="6.999cm" svg:y2="10.669cm" draw:start-shape="id10" draw:start-glue-point="4" draw:end-shape="id2" draw:end-glue-point="11" svg:d="M28076 16879v942h-21909v-7152h832" svg:viewBox="0 0 21910 7153">
          <text:p/>
        </draw:connector>
        <draw:connector draw:style-name="gr9" draw:text-style-name="P1" draw:layer="layout" draw:line-skew="-4.838cm" svg:x1="15.57cm" svg:y1="16.574cm" svg:x2="7cm" svg:y2="10.595cm" draw:start-shape="id13" draw:start-glue-point="6" svg:d="M15570 16574h-9469v-5979h899" svg:viewBox="0 0 9470 5980">
          <text:p/>
        </draw:connector>
        <draw:custom-shape draw:style-name="gr15" draw:text-style-name="P1" draw:layer="layout" svg:width="0.3cm" svg:height="0.4cm" svg:x="28.701cm" svg:y="16.201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1" draw:layer="layout" svg:width="0.3cm" svg:height="0.4cm" svg:x="19.547cm" svg:y="18.707cm">
          <text:p/>
          <draw:enhanced-geometry svg:viewBox="0 0 88 21600" draw:glue-points="44 ?f6 44 0 0 10800 44 21600 88 10800" draw:text-areas="0 ?f6 88 ?f3" draw:type="can" draw:modifiers="3555.112219451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7" xml:id="id17" draw:id="id17" draw:layer="layout" svg:width="1.298cm" svg:height="0.692cm" svg:x="18.831cm" svg:y="17.992cm">
          <draw:text-box>
            <text:p><text:span text:style-name="T13">BUS</text:span></text:p>
          </draw:text-box>
        </draw:frame>
        <draw:g>
          <draw:custom-shape draw:style-name="gr23" draw:text-style-name="P2" draw:layer="layout" svg:width="5cm" svg:height="1.27cm" svg:x="15.3cm" svg:y="20.23cm">
            <text:p text:style-name="P1"><text:span text:style-name="T1">xivo-dird-phon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7" draw:layer="layout" svg:width="1.023cm" svg:height="0.692cm" svg:x="15.219cm" svg:y="20.165cm">
            <draw:text-box>
              <text:p><text:span text:style-name="T11">XA</text:span></text:p>
            </draw:text-box>
          </draw:frame>
        </draw:g>
        <draw:g>
          <draw:custom-shape draw:style-name="gr23" draw:text-style-name="P2" draw:layer="layout" svg:width="5cm" svg:height="1.27cm" svg:x="15.302cm" svg:y="20.232cm">
            <text:p text:style-name="P1"><text:span text:style-name="T1">xivo-dird-phon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7" draw:layer="layout" svg:width="1.023cm" svg:height="0.692cm" svg:x="15.221cm" svg:y="20.167cm">
            <draw:text-box>
              <text:p><text:span text:style-name="T11">XA</text:span></text:p>
            </draw:text-box>
          </draw:frame>
        </draw:g>
        <draw:frame draw:style-name="gr27" draw:text-style-name="P9" draw:layer="layout" svg:width="1.163cm" svg:height="0.692cm" svg:x="5.266cm" svg:y="22.113cm">
          <draw:text-box>
            <text:p text:style-name="P4"><text:span text:style-name="T10">KV</text:span></text:p>
          </draw:text-box>
        </draw:frame>
        <draw:connector draw:style-name="gr10" draw:text-style-name="P1" draw:layer="layout" svg:x1="17.661cm" svg:y1="14.85cm" svg:x2="9.285cm" svg:y2="11.117cm" draw:start-shape="id16" draw:start-glue-point="2" draw:end-shape="id2" draw:end-glue-point="2" svg:d="M17661 14850v502h-8376v-4235" svg:viewBox="0 0 8377 4236">
          <text:p/>
        </draw:connector>
        <draw:frame draw:style-name="gr22" draw:text-style-name="P7" draw:layer="layout" svg:width="1.023cm" svg:height="0.692cm" svg:x="24.751cm" svg:y="15.662cm">
          <draw:text-box>
            <text:p><text:span text:style-name="T11">XA</text:span></text:p>
          </draw:text-box>
        </draw:frame>
        <draw:connector draw:style-name="gr10" draw:text-style-name="P1" draw:layer="layout" svg:x1="28.666cm" svg:y1="16.9cm" svg:x2="20.129cm" svg:y2="18.338cm" draw:start-shape="id10" draw:start-glue-point="5" draw:end-shape="id17" draw:end-glue-point="1" svg:d="M28666 16900v1438h-8537" svg:viewBox="0 0 8538 14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0c0c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.75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ichard </meta:initial-creator>
    <meta:creation-date>2014-04-14T10:40:13</meta:creation-date>
    <dc:date>2016-10-27T10:45:08.076913060</dc:date>
    <meta:editing-duration>PT17H33M</meta:editing-duration>
    <meta:editing-cycles>35</meta:editing-cycles>
    <meta:generator>LibreOffice/4.3.3.2$Linux_X86_64 LibreOffice_project/430m0$Build-2</meta:generator>
    <dc:creator>seb </dc:creator>
    <meta:document-statistic meta:object-count="9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Red 1" draw:color="#ff3366"/>
  <draw:color draw:name="Red 2" draw:color="#dc2300"/>
  <draw:color draw:name="Red 3" draw:color="#b84700"/>
  <draw:color draw:name="Red 4" draw:color="#ff3333"/>
  <draw:color draw:name="Red 5" draw:color="#eb613d"/>
  <draw:color draw:name="Red 6" draw:color="#b84747"/>
  <draw:color draw:name="Red 7" draw:color="#b80047"/>
  <draw:color draw:name="Red 8" draw:color="#99284c"/>
  <draw:color draw:name="Magenta 1" draw:color="#94006b"/>
  <draw:color draw:name="Magenta 2" draw:color="#94476b"/>
  <draw:color draw:name="Magenta 3" draw:color="#944794"/>
  <draw:color draw:name="Magenta 4" draw:color="#9966cc"/>
  <draw:color draw:name="Magenta 5" draw:color="#6b4794"/>
  <draw:color draw:name="Magenta 6" draw:color="#6b2394"/>
  <draw:color draw:name="Magenta 7" draw:color="#6b0094"/>
  <draw:color draw:name="Magenta 8" draw:color="#5e11a6"/>
  <draw:color draw:name="Blue 1" draw:color="#280099"/>
  <draw:color draw:name="Blue 2" draw:color="#4700b8"/>
  <draw:color draw:name="Blue 3" draw:color="#2300dc"/>
  <draw:color draw:name="Blue 4" draw:color="#2323dc"/>
  <draw:color draw:name="Blue 5" draw:color="#0047ff"/>
  <draw:color draw:name="Blue 6" draw:color="#0099ff"/>
  <draw:color draw:name="Blue 7" draw:color="#00b8ff"/>
  <draw:color draw:name="Blue 8" draw:color="#99ccff"/>
  <draw:color draw:name="Blue 9" draw:color="#cfe7f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Green 6" draw:color="#33cc66"/>
  <draw:color draw:name="Green 7" draw:color="#3deb3d"/>
  <draw:color draw:name="Green 8" draw:color="#23ff23"/>
  <draw:color draw:name="Yellow 1" draw:color="#e6ff00"/>
  <draw:color draw:name="Yellow 2" draw:color="#ffff99"/>
  <draw:color draw:name="Yellow 3" draw:color="#ffff66"/>
  <draw:color draw:name="Yellow 4" draw:color="#e6e64c"/>
  <draw:color draw:name="Yellow 5" draw:color="#cccc00"/>
  <draw:color draw:name="Yellow 6" draw:color="#b3b300"/>
  <draw:color draw:name="Yellow 7" draw:color="#808019"/>
  <draw:color draw:name="Yellow 8" draw:color="#666600"/>
  <draw:color draw:name="Brown 1" draw:color="#4c1900"/>
  <draw:color draw:name="Brown 2" draw:color="#663300"/>
  <draw:color draw:name="Brown 3" draw:color="#804c19"/>
  <draw:color draw:name="Brown 4" draw:color="#996633"/>
  <draw:color draw:name="Orange 1" draw:color="#cc6633"/>
  <draw:color draw:name="Orange 2" draw:color="#ff6633"/>
  <draw:color draw:name="Orange 3" draw:color="#ff9966"/>
  <draw:color draw:name="Orange 4" draw:color="#ffcc99"/>
  <draw:color draw:name="Violet" draw:color="#9999ff"/>
  <draw:color draw:name="Bordeaux" draw:color="#993366"/>
  <draw:color draw:name="Pale yellow" draw:color="#ffffcc"/>
  <draw:color draw:name="Pale green" draw:color="#ccffff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xivo" draw:color="#ef7623"/>
</ooo:color-table>
</file>